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3812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21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374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16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scale="100%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scale="100%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684cm" svg:height="0.624cm" svg:x="10.675cm" svg:y="15.269cm">
            <draw:text-box>
              <text:p text:style-name="P1"><text:span text:style-name="T1">F</text:span></text:p>
            </draw:text-box>
          </draw:frame>
          <draw:polyline draw:style-name="gr2" draw:text-style-name="P3" draw:layer="layout" svg:width="1.736cm" svg:height="0.027cm" svg:x="9.178cm" svg:y="15.368cm" svg:viewBox="0 0 1737 28" draw:points="0,28 473,0 1164,0 1737,28">
            <text:p/>
          </draw:polyline>
          <draw:frame draw:style-name="gr1" draw:text-style-name="P2" draw:layer="layout" svg:width="0.701cm" svg:height="0.624cm" svg:x="8.688cm" svg:y="15.232cm">
            <draw:text-box>
              <text:p text:style-name="P1"><text:span text:style-name="T1">E</text:span></text:p>
            </draw:text-box>
          </draw:frame>
          <draw:frame draw:style-name="gr1" draw:text-style-name="P2" draw:layer="layout" svg:width="0.748cm" svg:height="0.624cm" svg:x="11.405cm" svg:y="12.957cm">
            <draw:text-box>
              <text:p text:style-name="P1"><text:span text:style-name="T1">D</text:span></text:p>
            </draw:text-box>
          </draw:frame>
          <draw:polyline draw:style-name="gr2" draw:text-style-name="P3" draw:layer="layout" svg:width="0.235cm" svg:height="0.235cm" draw:transform="rotate (1.5707963267949) translate (11.4107777777778cm 15.3954861111111cm)" svg:viewBox="0 0 236 236" draw:points="0,0 236,0 236,236">
            <text:p/>
          </draw:polyline>
          <draw:polyline draw:style-name="gr2" draw:text-style-name="P3" draw:layer="layout" svg:width="3.165cm" svg:height="0.04cm" draw:transform="rotate (0.672998959569013) translate (9.17240277782694cm 15.4002500000614cm)" svg:viewBox="0 0 3166 41" draw:points="0,4 547,18 1205,41 1871,5 2611,7 3166,0">
            <text:p/>
          </draw:polyline>
          <draw:polyline draw:style-name="gr2" draw:text-style-name="P3" draw:layer="layout" svg:width="1.969cm" svg:height="0.04cm" draw:transform="rotate (-1.5707963267949) translate (11.6577222222187cm 13.4272222222222cm)" svg:viewBox="0 0 1970 41" draw:points="0,11 563,0 1085,41 1503,41 1970,11">
            <text:p/>
          </draw:polyline>
          <draw:polyline draw:style-name="gr2" draw:text-style-name="P3" draw:layer="layout" svg:width="2.102cm" svg:height="0.015cm" draw:transform="rotate (-1.92754162590254) translate (11.6514305555227cm 13.4292222222096cm)" svg:viewBox="0 0 2103 16" draw:points="0,7 843,9 1358,0 1852,16 2103,5">
            <text:p/>
          </draw:polyline>
          <draw:line draw:style-name="gr3" draw:text-style-name="P3" draw:layer="layout" svg:x1="10.915cm" svg:y1="15.397cm" svg:x2="12.338cm" svg:y2="15.397cm">
            <text:p/>
          </draw:line>
          <draw:line draw:style-name="gr4" draw:text-style-name="P3" draw:layer="layout" svg:x1="11.804cm" svg:y1="13.426cm" svg:x2="11.804cm" svg:y2="15.396cm">
            <text:p/>
          </draw:line>
          <draw:line draw:style-name="gr4" draw:text-style-name="P3" draw:layer="layout" svg:x1="9.178cm" svg:y1="15.555cm" svg:x2="10.915cm" svg:y2="15.555cm">
            <text:p/>
          </draw:line>
          <draw:line draw:style-name="gr4" draw:text-style-name="P3" draw:layer="layout" svg:x1="9.021cm" svg:y1="15.239cm" svg:x2="11.489cm" svg:y2="13.269cm">
            <text:p/>
          </draw:line>
          <draw:frame draw:style-name="gr5" draw:text-style-name="P5" draw:layer="layout" svg:width="1.118cm" svg:height="0.671cm" svg:x="11.62cm" svg:y="14.099cm">
            <draw:text-box>
              <text:p text:style-name="P4"><text:span text:style-name="T2">2,5</text:span></text:p>
            </draw:text-box>
          </draw:frame>
          <draw:frame draw:style-name="gr6" draw:text-style-name="P6" draw:layer="layout" svg:width="0.513cm" svg:height="0.624cm" draw:transform="rotate (0.725533370054043) translate (9.66cm 14.086cm)">
            <draw:text-box>
              <text:p text:style-name="P1"><text:span text:style-name="T2">3</text:span></text:p>
            </draw:text-box>
          </draw:frame>
          <draw:frame draw:style-name="gr7" draw:text-style-name="P5" draw:layer="layout" svg:width="1.261cm" svg:height="0.666cm" svg:x="9.472cm" svg:y="15.447cm">
            <draw:text-box>
              <text:p text:style-name="P4"><text:span text:style-name="T2">2,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812" draw:display-name="Dashed (var) 3812" draw:style="rect" draw:dots1="1" draw:dots1-length="0.057cm" draw:dots2="1" draw:dots2-length="0.057cm" draw:distance="0.02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59:12.818654034</meta:creation-date>
    <dc:date>2018-03-22T12:00:55.805944728</dc:date>
    <meta:editing-duration>PT1M43S</meta:editing-duration>
    <meta:editing-cycles>1</meta:editing-cycles>
    <meta:document-statistic meta:object-count="16"/>
    <meta:generator>LibreOffice/6.0.0.3$MacOSX_X86_64 LibreOffice_project/64a0f66915f38c6217de274f0aa8e15618924765</meta:generator>
  </office:meta>
</office:document-meta>
</file>